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2cm" fo:min-width="0.134cm">
        <style:columns fo:column-count="1" fo:column-gap="0cm">
          <style:column style:rel-width="65535*" fo:start-indent="0cm" fo:end-indent="0cm"/>
        </style:columns>
      </style:graphic-properties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9.977cm">
        <style:columns fo:column-count="1" fo:column-gap="0cm">
          <style:column style:rel-width="65535*" fo:start-indent="0cm" fo:end-indent="0cm"/>
        </style:columns>
      </style:graphic-properties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12.2cm">
        <style:columns fo:column-count="1" fo:column-gap="0cm">
          <style:column style:rel-width="65535*" fo:start-indent="0cm" fo:end-indent="0cm"/>
        </style:columns>
      </style:graphic-properties>
    </style:style>
    <style:style style:name="gr4" style:family="graphic" style:parent-style-name="standard">
      <style:graphic-properties draw:textarea-horizontal-align="justify" draw:textarea-vertical-align="middle" draw:auto-grow-height="false" fo:min-height="1.972cm" fo:min-width="22.677cm">
        <style:columns fo:column-count="1" fo:column-gap="0cm">
          <style:column style:rel-width="65535*" fo:start-indent="0cm" fo:end-indent="0cm"/>
        </style:columns>
      </style:graphic-properties>
    </style:style>
    <style:style style:name="gr5" style:family="graphic" style:parent-style-name="standard">
      <style:graphic-properties svg:stroke-color="#808080" draw:fill-color="#b2b2b2" draw:textarea-horizontal-align="justify" draw:textarea-vertical-align="middle" draw:auto-grow-height="false" fo:min-height="0.872cm" fo:min-width="4.264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2.04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2.04cm">
        <style:columns fo:column-count="1" fo:column-gap="0cm">
          <style:column style:rel-width="65535*" fo:start-indent="0cm" fo:end-indent="0cm"/>
        </style:columns>
      </style:graphic-properties>
    </style:style>
    <style:style style:name="gr8" style:family="graphic" style:parent-style-name="standard">
      <style:graphic-properties draw:textarea-horizontal-align="justify" draw:textarea-vertical-align="middle" draw:auto-grow-height="false" fo:min-height="1.655cm" fo:min-width="1.087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55cm" fo:min-width="1.087cm">
        <style:columns fo:column-count="1" fo:column-gap="0cm">
          <style:column style:rel-width="65535*" fo:start-indent="0cm" fo:end-indent="0cm"/>
        </style:columns>
      </style:graphic-properties>
    </style:style>
    <style:style style:name="gr10" style:family="graphic" style:parent-style-name="objectwithoutfill">
      <style:graphic-properties draw:marker-end="Arrowheads_20_2" draw:marker-end-width="0.3cm" draw:fill="none" draw:textarea-vertical-align="middle">
        <style:columns fo:column-count="1" fo:column-gap="0cm">
          <style:column style:rel-width="65535*" fo:start-indent="0cm" fo:end-indent="0cm"/>
        </style:columns>
      </style:graphic-properties>
    </style:style>
    <style:style style:name="gr11" style:family="graphic" style:parent-style-name="standard">
      <style:graphic-properties draw:auto-grow-height="false" fo:min-height="1.044cm" fo:min-width="24.606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184cm" fo:min-width="2.521cm"/>
      <style:paragraph-properties style:writing-mode="lr-tb"/>
    </style:style>
    <style:style style:name="gr14" style:family="graphic" style:parent-style-name="objectwithoutfill">
      <style:graphic-properties draw:marker-end="Arrowheads_20_5" draw:marker-end-width="0.3cm" draw:fill="none" draw:textarea-vertical-align="middle"/>
    </style:style>
    <style:style style:name="gr15" style:family="graphic" style:parent-style-name="objectwithoutfill">
      <style:graphic-properties draw:marker-end="Arrowheads_20_6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973cm" fo:min-width="3.31cm"/>
      <style:paragraph-properties style:writing-mode="lr-tb"/>
    </style:style>
    <style:style style:name="gr17" style:family="graphic" style:parent-style-name="standard" style:list-style-name="L1">
      <style:graphic-properties draw:fill-color="#dddddd" draw:textarea-horizontal-align="justify" draw:textarea-vertical-align="middle" draw:auto-grow-height="false" fo:min-height="1.973cm" fo:min-width="18.867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1.184cm" fo:min-width="2.521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9" style:family="graphic" style:parent-style-name="objectwithoutfill">
      <style:graphic-properties draw:marker-end="Arrowheads_20_5" draw:marker-end-width="0.3cm" draw:fill="none" draw:textarea-vertical-align="middle">
        <style:columns fo:column-count="1" fo:column-gap="0cm">
          <style:column style:rel-width="65535*" fo:start-indent="0cm" fo:end-indent="0cm"/>
        </style:columns>
      </style:graphic-properties>
    </style:style>
    <style:style style:name="gr20" style:family="graphic" style:parent-style-name="objectwithoutfill">
      <style:graphic-properties draw:marker-end="Arrowheads_20_6" draw:marker-end-width="0.3cm" draw:fill="none" draw:textarea-vertical-align="middle">
        <style:columns fo:column-count="1" fo:column-gap="0cm">
          <style:column style:rel-width="65535*" fo:start-indent="0cm" fo:end-indent="0cm"/>
        </style:columns>
      </style:graphic-properties>
    </style:style>
    <style:style style:name="gr21" style:family="graphic" style:parent-style-name="standard">
      <style:graphic-properties draw:textarea-horizontal-align="justify" draw:textarea-vertical-align="middle" draw:auto-grow-height="false" fo:min-height="1.973cm" fo:min-width="3.31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973cm" fo:min-width="5.215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" style:family="graphic" style:parent-style-name="standard" style:list-style-name="L1">
      <style:graphic-properties draw:fill-color="#dddddd" draw:textarea-horizontal-align="justify" draw:textarea-vertical-align="middle" draw:auto-grow-height="false" fo:min-height="1.973cm" fo:min-width="13.152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972cm" fo:min-width="1.087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973cm" fo:min-width="2.675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1.973cm" fo:min-width="13.152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972cm" fo:min-width="0.77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973cm" fo:min-width="7.755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1.973cm" fo:min-width="4.897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9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0.634cm" svg:height="2.222cm" svg:x="6.033cm" svg:y="1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477cm" svg:height="1.905cm" svg:x="1.27cm" svg:y="6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7cm" svg:height="1.905cm" svg:x="13.017cm" svg:y="6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3.177cm" svg:height="2.222cm" svg:x="2.54cm" svg:y="12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763cm" svg:height="1.27cm" svg:x="1.587cm" svg:y="4.572cm">
          <text:p text:style-name="P1">Runtime Data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4.763cm" svg:height="1.27cm" svg:x="1.587cm" svg:y="10.922cm">
          <text:p text:style-name="P1">Blob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" xml:id="id2" draw:id="id2" draw:layer="layout" svg:width="2.54cm" svg:height="1.905cm" svg:x="13.017cm" svg:y="6.16cm">
          <text:p text:style-name="P1"><text:span text:style-name="T1">Array Element 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4cm" svg:height="1.905cm" svg:x="15.557cm" svg:y="6.16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4cm" svg:height="1.905cm" svg:x="18.097cm" svg:y="6.16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4cm" svg:height="1.905cm" svg:x="20.637cm" svg:y="6.16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4cm" svg:height="1.905cm" svg:x="23.177cm" svg:y="6.16cm">
          <text:p text:style-name="P1"><text:span text:style-name="T1">Array Element n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4cm" svg:height="1.905cm" svg:x="1.27cm" svg:y="6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587cm" svg:height="1.905cm" svg:x="3.81cm" svg:y="6.16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4cm" svg:height="1.905cm" svg:x="1.27cm" svg:y="6.16cm">
          <text:p text:style-name="P1"><text:span text:style-name="T1">Member 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" draw:id="id1" draw:layer="layout" svg:width="1.587cm" svg:height="1.905cm" svg:x="5.397cm" svg:y="6.16cm">
          <text:p text:style-name="P1"><text:span text:style-name="T1">Array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87cm" svg:height="1.905cm" svg:x="6.985cm" svg:y="6.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87cm" svg:height="1.905cm" svg:x="8.572cm" svg:y="6.16cm">
          <text:p/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line-skew="0.77cm" svg:x1="6.19cm" svg:y1="8.065cm" svg:x2="14.287cm" svg:y2="8.065cm" draw:start-shape="id1" draw:start-glue-point="2" draw:end-shape="id2" draw:end-glue-point="2" svg:d="M6190 8065v1270h8097v-1270" svg:viewBox="0 0 8098 1271">
          <text:p/>
        </draw:connector>
        <draw:custom-shape draw:style-name="gr11" draw:layer="layout" svg:width="25.4cm" svg:height="1.588cm" svg:x="0.952cm" svg:y="0.95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2" draw:text-style-name="P5" draw:layer="layout" svg:width="5.773cm" svg:height="0.962cm" svg:x="1.27cm" svg:y="1.26cm">
          <draw:text-box>
            <text:p>Serialization: Write</text:p>
          </draw:text-box>
        </draw:frame>
        <draw:custom-shape draw:style-name="gr13" draw:text-style-name="P6" xml:id="id3" draw:id="id3" draw:layer="layout" svg:width="3.175cm" svg:height="1.588cm" svg:x="0.635cm" svg:y="16.827cm">
          <text:p text:style-name="P1"><text:span text:style-name="T1">Serialization Off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xml:id="id5" draw:id="id5" draw:layer="layout" svg:width="3.175cm" svg:height="1.588cm" svg:x="5.397cm" svg:y="16.827cm">
          <text:p text:style-name="P1"><text:span text:style-name="T1">Allocation Off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0.634cm" svg:height="2.222cm" svg:x="2.541cm" svg:y="12.7cm">
          <text:p/>
          <draw:enhanced-geometry svg:viewBox="0 0 21600 21600" draw:type="rectangle" draw:enhanced-path="M 0 0 L 21600 0 21600 21600 0 21600 0 0 Z N"/>
        </draw:custom-shape>
        <draw:connector draw:style-name="gr14" draw:text-style-name="P4" draw:layer="layout" svg:x1="2.222cm" svg:y1="16.827cm" svg:x2="2.858cm" svg:y2="14.922cm" draw:start-shape="id3" draw:start-glue-point="0" draw:end-shape="id4" draw:end-glue-point="2" svg:d="M2222 16827v-952h636v-953" svg:viewBox="0 0 637 1906">
          <text:p/>
        </draw:connector>
        <draw:connector draw:style-name="gr15" draw:text-style-name="P4" draw:layer="layout" svg:x1="6.984cm" svg:y1="16.827cm" svg:x2="6.35cm" svg:y2="14.922cm" draw:start-shape="id5" draw:start-glue-point="0" draw:end-shape="id6" draw:end-glue-point="2" svg:d="M6984 16827v-952h-634v-953" svg:viewBox="0 0 635 1906">
          <text:p/>
        </draw:connector>
        <draw:custom-shape draw:style-name="gr16" draw:text-style-name="P3" draw:layer="layout" svg:width="3.81cm" svg:height="2.223cm" svg:x="2.54cm" svg:y="12.699cm">
          <text:p text:style-name="P1"><text:span text:style-name="T1">Blob Header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9.367cm" svg:height="2.223cm" svg:x="6.35cm" svg:y="12.699cm">
          <text:p text:style-name="P7"><text:span text:style-name="T1">Blob non-allocated memory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xml:id="id8" draw:id="id8" draw:layer="layout" svg:width="0.634cm" svg:height="2.222cm" svg:x="6.032cm" svg:y="3.8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0.634cm" svg:height="2.222cm" svg:x="11.747cm" svg:y="3.8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3.177cm" svg:height="2.222cm" svg:x="2.54cm" svg:y="3.8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763cm" svg:height="1.27cm" svg:x="1.27cm" svg:y="0.952cm">
          <text:p text:style-name="P1">Blob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6" xml:id="id7" draw:id="id7" draw:layer="layout" svg:width="3.175cm" svg:height="1.588cm" svg:x="3.492cm" svg:y="7.937cm">
          <text:p text:style-name="P1"><text:span text:style-name="T1">Serialization Off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xml:id="id9" draw:id="id9" draw:layer="layout" svg:width="3.175cm" svg:height="1.588cm" svg:x="9.207cm" svg:y="7.937cm">
          <text:p text:style-name="P1"><text:span text:style-name="T1">Allocation Off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4" draw:layer="layout" svg:x1="5.079cm" svg:y1="7.937cm" svg:x2="6.349cm" svg:y2="6.031cm" draw:start-shape="id7" draw:start-glue-point="0" draw:end-shape="id8" draw:end-glue-point="2" svg:d="M5079 7937v-953h1270v-953" svg:viewBox="0 0 1271 1907">
          <text:p/>
        </draw:connector>
        <draw:connector draw:style-name="gr20" draw:text-style-name="P4" draw:layer="layout" svg:x1="10.794cm" svg:y1="7.937cm" svg:x2="12.064cm" svg:y2="6.031cm" draw:start-shape="id9" draw:start-glue-point="0" draw:end-shape="id10" draw:end-glue-point="2" svg:d="M10794 7937v-953h1270v-953" svg:viewBox="0 0 1271 1907">
          <text:p/>
        </draw:connector>
        <draw:custom-shape draw:style-name="gr21" draw:text-style-name="P3" draw:layer="layout" svg:width="3.81cm" svg:height="2.223cm" svg:x="2.54cm" svg:y="3.809cm">
          <text:p text:style-name="P1"><text:span text:style-name="T1">Blob 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5.715cm" svg:height="2.223cm" svg:x="6.35cm" svg:y="3.492cm">
          <text:p text:style-name="P1"><text:span text:style-name="T1">Root Data 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13.652cm" svg:height="2.223cm" svg:x="12.065cm" svg:y="3.809cm">
          <text:p text:style-name="P7"><text:span text:style-name="T1">Blob non-allocated memory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xml:id="id14" draw:id="id14" draw:layer="layout" svg:width="0.634cm" svg:height="2.222cm" svg:x="11.751cm" svg:y="3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3.177cm" svg:height="2.222cm" svg:x="2.54cm" svg:y="3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763cm" svg:height="1.27cm" svg:x="1.269cm" svg:y="0.952cm">
          <text:p text:style-name="P1">Blob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6" xml:id="id11" draw:id="id11" draw:layer="layout" svg:width="3.175cm" svg:height="1.588cm" svg:x="6.985cm" svg:y="7.618cm">
          <text:p text:style-name="P1"><text:span text:style-name="T1">Serialization Off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xml:id="id13" draw:id="id13" draw:layer="layout" svg:width="3.175cm" svg:height="1.588cm" svg:x="13.017cm" svg:y="7.619cm">
          <text:p text:style-name="P1"><text:span text:style-name="T1">Allocation Off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xml:id="id12" draw:id="id12" draw:layer="layout" svg:width="1.587cm" svg:height="2.222cm" svg:x="9.525cm" svg:y="3.81cm">
          <text:p text:style-name="P1"><text:span text:style-name="T1">Array</text:span></text:p>
          <draw:enhanced-geometry svg:viewBox="0 0 21600 21600" draw:type="rectangle" draw:enhanced-path="M 0 0 L 21600 0 21600 21600 0 21600 0 0 Z N"/>
        </draw:custom-shape>
        <draw:connector draw:style-name="gr19" draw:text-style-name="P4" draw:layer="layout" svg:x1="8.572cm" svg:y1="7.618cm" svg:x2="10.318cm" svg:y2="6.032cm" draw:start-shape="id11" draw:start-glue-point="0" draw:end-shape="id12" draw:end-glue-point="2" svg:d="M8572 7618v-793h1746v-793" svg:viewBox="0 0 1747 1587">
          <text:p/>
        </draw:connector>
        <draw:connector draw:style-name="gr20" draw:text-style-name="P4" draw:layer="layout" svg:x1="14.604cm" svg:y1="7.619cm" svg:x2="12.068cm" svg:y2="6.032cm" draw:start-shape="id13" draw:start-glue-point="0" draw:end-shape="id14" draw:end-glue-point="2" svg:d="M14604 7619v-793h-2536v-794" svg:viewBox="0 0 2537 1588">
          <text:p/>
        </draw:connector>
        <draw:custom-shape draw:style-name="gr21" draw:text-style-name="P3" draw:layer="layout" svg:width="3.81cm" svg:height="2.223cm" svg:x="2.54cm" svg:y="3.809cm">
          <text:p text:style-name="P1"><text:span text:style-name="T1">Blob 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draw:layer="layout" svg:width="3.175cm" svg:height="2.223cm" svg:x="6.35cm" svg:y="3.81cm">
          <text:p text:style-name="P1"><text:span text:style-name="T1">Member 0 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13.652cm" svg:height="2.223cm" svg:x="12.065cm" svg:y="3.81cm">
          <text:p text:style-name="P1"><text:span text:style-name="T1">Blob non-allocated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5.715cm" svg:height="2.223cm" svg:x="6.35cm" svg:y="1.904cm">
          <text:p text:style-name="P1"><text:span text:style-name="T1">Root Data Structur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27" draw:text-style-name="P3" xml:id="id16" draw:id="id16" draw:layer="layout" svg:width="1.27cm" svg:height="2.222cm" svg:x="11.43cm" svg:y="3.8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0.634cm" svg:height="2.222cm" svg:x="20.003cm" svg:y="3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3.177cm" svg:height="2.222cm" svg:x="2.54cm" svg:y="3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763cm" svg:height="1.27cm" svg:x="1.268cm" svg:y="0.953cm">
          <text:p text:style-name="P1">Blob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6" xml:id="id15" draw:id="id15" draw:layer="layout" svg:width="3.175cm" svg:height="1.588cm" svg:x="6.984cm" svg:y="7.619cm">
          <text:p text:style-name="P1"><text:span text:style-name="T1">Serialization Off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xml:id="id17" draw:id="id17" draw:layer="layout" svg:width="3.175cm" svg:height="1.588cm" svg:x="13.016cm" svg:y="7.62cm">
          <text:p text:style-name="P1"><text:span text:style-name="T1">Allocation Off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.587cm" svg:height="2.222cm" svg:x="9.525cm" svg:y="3.81cm">
          <text:p text:style-name="P1"><text:span text:style-name="T1">Array</text:span></text:p>
          <draw:enhanced-geometry svg:viewBox="0 0 21600 21600" draw:type="rectangle" draw:enhanced-path="M 0 0 L 21600 0 21600 21600 0 21600 0 0 Z N"/>
        </draw:custom-shape>
        <draw:connector draw:style-name="gr19" draw:text-style-name="P4" draw:layer="layout" svg:x1="8.571cm" svg:y1="7.619cm" svg:x2="12.065cm" svg:y2="6.032cm" draw:start-shape="id15" draw:start-glue-point="0" draw:end-shape="id16" svg:d="M8571 7619v-793h3494v-794" svg:viewBox="0 0 3495 1588">
          <text:p/>
        </draw:connector>
        <draw:connector draw:style-name="gr20" draw:text-style-name="P4" draw:layer="layout" svg:x1="14.603cm" svg:y1="7.62cm" svg:x2="20.32cm" svg:y2="6.032cm" draw:start-shape="id17" draw:start-glue-point="0" draw:end-shape="id18" draw:end-glue-point="2" svg:d="M14603 7620v-794h5717v-794" svg:viewBox="0 0 5718 1589">
          <text:p/>
        </draw:connector>
        <draw:custom-shape draw:style-name="gr21" draw:text-style-name="P3" draw:layer="layout" svg:width="3.81cm" svg:height="2.223cm" svg:x="2.539cm" svg:y="3.81cm">
          <text:p text:style-name="P1"><text:span text:style-name="T1">Blob 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8.255cm" svg:height="2.223cm" svg:x="12.065cm" svg:y="3.809cm">
          <text:p text:style-name="P1"><text:span text:style-name="T1">Array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draw:layer="layout" svg:width="3.175cm" svg:height="2.223cm" svg:x="6.349cm" svg:y="3.811cm">
          <text:p text:style-name="P1"><text:span text:style-name="T1">Member 0 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5.715cm" svg:height="2.223cm" svg:x="6.349cm" svg:y="1.905cm">
          <text:p text:style-name="P1"><text:span text:style-name="T1">Root Data 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5.397cm" svg:height="2.223cm" svg:x="20.32cm" svg:y="3.809cm">
          <text:p text:style-name="P1"><text:span text:style-name="T1">Blob non-allocated memory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27" draw:text-style-name="P3" xml:id="id20" draw:id="id20" draw:layer="layout" svg:width="1.27cm" svg:height="2.222cm" svg:x="10.477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0.634cm" svg:height="2.222cm" svg:x="20.003cm" svg:y="3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3.177cm" svg:height="2.222cm" svg:x="2.54cm" svg:y="3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763cm" svg:height="1.27cm" svg:x="1.268cm" svg:y="0.954cm">
          <text:p text:style-name="P1">Blob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6" xml:id="id19" draw:id="id19" draw:layer="layout" svg:width="3.175cm" svg:height="1.588cm" svg:x="6.984cm" svg:y="7.62cm">
          <text:p text:style-name="P1"><text:span text:style-name="T1">Serialization Off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xml:id="id21" draw:id="id21" draw:layer="layout" svg:width="3.175cm" svg:height="1.588cm" svg:x="13.016cm" svg:y="7.621cm">
          <text:p text:style-name="P1"><text:span text:style-name="T1">Allocation Off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.587cm" svg:height="2.222cm" svg:x="9.525cm" svg:y="3.811cm">
          <text:p text:style-name="P1"><text:span text:style-name="T1">Array</text:span></text:p>
          <draw:enhanced-geometry svg:viewBox="0 0 21600 21600" draw:type="rectangle" draw:enhanced-path="M 0 0 L 21600 0 21600 21600 0 21600 0 0 Z N"/>
        </draw:custom-shape>
        <draw:connector draw:style-name="gr19" draw:text-style-name="P4" draw:layer="layout" svg:x1="8.571cm" svg:y1="7.62cm" svg:x2="11.112cm" svg:y2="6.032cm" draw:start-shape="id19" draw:start-glue-point="0" draw:end-shape="id20" svg:d="M8571 7620v-794h2541v-794" svg:viewBox="0 0 2542 1589">
          <text:p/>
        </draw:connector>
        <draw:connector draw:style-name="gr20" draw:text-style-name="P4" draw:layer="layout" svg:x1="14.603cm" svg:y1="7.621cm" svg:x2="20.32cm" svg:y2="6.033cm" draw:start-shape="id21" draw:start-glue-point="0" draw:end-shape="id22" draw:end-glue-point="2" svg:d="M14603 7621v-794h5717v-794" svg:viewBox="0 0 5718 1589">
          <text:p/>
        </draw:connector>
        <draw:custom-shape draw:style-name="gr21" draw:text-style-name="P3" draw:layer="layout" svg:width="3.81cm" svg:height="2.223cm" svg:x="2.539cm" svg:y="3.811cm">
          <text:p text:style-name="P1"><text:span text:style-name="T1">Blob 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8.255cm" svg:height="2.223cm" svg:x="12.065cm" svg:y="3.809cm">
          <text:p text:style-name="P1"><text:span text:style-name="T1">Array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draw:layer="layout" svg:width="3.175cm" svg:height="2.223cm" svg:x="6.349cm" svg:y="3.812cm">
          <text:p text:style-name="P1"><text:span text:style-name="T1">Member 0 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5.715cm" svg:height="2.223cm" svg:x="6.349cm" svg:y="1.906cm">
          <text:p text:style-name="P1"><text:span text:style-name="T1">Root Data 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5.397cm" svg:height="2.223cm" svg:x="20.32cm" svg:y="3.81cm">
          <text:p text:style-name="P1"><text:span text:style-name="T1">Blob non-allocated memory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9T09:27:34.377000000</meta:creation-date>
    <dc:date>2021-10-19T10:26:26.462000000</dc:date>
    <meta:editing-duration>PT48M22S</meta:editing-duration>
    <meta:editing-cycles>14</meta:editing-cycles>
    <meta:generator>LibreOffice/7.2.1.2$Windows_X86_64 LibreOffice_project/87b77fad49947c1441b67c559c339af8f3517e22</meta:generator>
    <meta:document-statistic meta:object-count="78"/>
  </office:meta>
</office:document-meta>
</file>